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92.21pt"/>
    </style:style>
    <style:style style:name="co7" style:family="table-column">
      <style:table-column-properties fo:break-before="auto" style:column-width="85.01pt"/>
    </style:style>
    <style:style style:name="co8" style:family="table-column">
      <style:table-column-properties fo:break-before="auto" style:column-width="112.45pt"/>
    </style:style>
    <style:style style:name="co9" style:family="table-column">
      <style:table-column-properties fo:break-before="auto" style:column-width="343.36pt"/>
    </style:style>
    <style:style style:name="co10" style:family="table-column">
      <style:table-column-properties fo:break-before="auto" style:column-width="64.01pt"/>
    </style:style>
    <style:style style:name="co11" style:family="table-column">
      <style:table-column-properties fo:break-before="auto" style:column-width="119pt"/>
    </style:style>
    <style:style style:name="co12" style:family="table-column">
      <style:table-column-properties fo:break-before="auto" style:column-width="133.94pt"/>
    </style:style>
    <style:style style:name="co13" style:family="table-column">
      <style:table-column-properties fo:break-before="auto" style:column-width="116.96pt"/>
    </style:style>
    <style:style style:name="co14" style:family="table-column">
      <style:table-column-properties fo:break-before="auto" style:column-width="106.16pt"/>
    </style:style>
    <style:style style:name="co15" style:family="table-column">
      <style:table-column-properties fo:break-before="auto" style:column-width="160.75pt"/>
    </style:style>
    <style:style style:name="co16" style:family="table-column">
      <style:table-column-properties fo:break-before="auto" style:column-width="96.86pt"/>
    </style:style>
    <style:style style:name="co17"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7.49pt" fo:break-before="auto" style:use-optimal-row-height="true"/>
    </style:style>
    <style:style style:name="ro3" style:family="table-row">
      <style:table-row-properties style:row-height="33.76pt" fo:break-before="auto" style:use-optimal-row-height="true"/>
    </style:style>
    <style:style style:name="ro4" style:family="table-row">
      <style:table-row-properties style:row-height="168.75pt" fo:break-before="auto" style:use-optimal-row-height="true"/>
    </style:style>
    <style:style style:name="ro5" style:family="table-row">
      <style:table-row-properties style:row-height="22.51pt" fo:break-before="auto" style:use-optimal-row-height="true"/>
    </style:style>
    <style:style style:name="ro6" style:family="table-row">
      <style:table-row-properties style:row-height="393.76pt" fo:break-before="auto" style:use-optimal-row-height="true"/>
    </style:style>
    <style:style style:name="ro7" style:family="table-row">
      <style:table-row-properties style:row-height="292.51pt" fo:break-before="auto" style:use-optimal-row-height="true"/>
    </style:style>
    <style:style style:name="ro8" style:family="table-row">
      <style:table-row-properties style:row-height="247.49pt" fo:break-before="auto" style:use-optimal-row-height="true"/>
    </style:style>
    <style:style style:name="ro9" style:family="table-row">
      <style:table-row-properties style:row-height="101.25pt" fo:break-before="auto" style:use-optimal-row-height="true"/>
    </style:style>
    <style:style style:name="ro10" style:family="table-row">
      <style:table-row-properties style:row-height="78.75pt" fo:break-before="auto" style:use-optimal-row-height="true"/>
    </style:style>
    <style:style style:name="ro11" style:family="table-row">
      <style:table-row-properties style:row-height="191.76pt" fo:break-before="auto" style:use-optimal-row-height="true"/>
    </style:style>
    <style:style style:name="ro12" style:family="table-row">
      <style:table-row-properties style:row-height="169.4pt" fo:break-before="auto" style:use-optimal-row-height="true"/>
    </style:style>
    <style:style style:name="ro13" style:family="table-row">
      <style:table-row-properties style:row-height="213.76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102.19pt" fo:break-before="auto" style:use-optimal-row-height="true"/>
    </style:style>
    <style:style style:name="ro16" style:family="table-row">
      <style:table-row-properties style:row-height="236.24pt" fo:break-before="auto" style:use-optimal-row-height="true"/>
    </style:style>
    <style:style style:name="ro17" style:family="table-row">
      <style:table-row-properties style:row-height="191.25pt" fo:break-before="auto" style:use-optimal-row-height="true"/>
    </style:style>
    <style:style style:name="ro18" style:family="table-row">
      <style:table-row-properties style:row-height="45.01pt" fo:break-before="auto" style:use-optimal-row-height="true"/>
    </style:style>
    <style:style style:name="ro19" style:family="table-row">
      <style:table-row-properties style:row-height="90.99pt" fo:break-before="auto" style:use-optimal-row-height="true"/>
    </style:style>
    <style:style style:name="ro20" style:family="table-row">
      <style:table-row-properties style:row-height="113.41pt" fo:break-before="auto" style:use-optimal-row-height="true"/>
    </style:style>
    <style:style style:name="ro21" style:family="table-row">
      <style:table-row-properties style:row-height="68.66pt" fo:break-before="auto" style:use-optimal-row-height="true"/>
    </style:style>
    <style:style style:name="ro22" style:family="table-row">
      <style:table-row-properties style:row-height="123.76pt" fo:break-before="auto" style:use-optimal-row-height="true"/>
    </style:style>
    <style:style style:name="ro23" style:family="table-row">
      <style:table-row-properties style:row-height="146.24pt" fo:break-before="auto" style:use-optimal-row-height="true"/>
    </style:style>
    <style:style style:name="ro24" style:family="table-row">
      <style:table-row-properties style:row-height="135.01pt" fo:break-before="auto" style:use-optimal-row-height="true"/>
    </style:style>
    <style:style style:name="ro25" style:family="table-row">
      <style:table-row-properties style:row-height="112.51pt" fo:break-before="auto" style:use-optimal-row-height="true"/>
    </style:style>
    <style:style style:name="ro26" style:family="table-row">
      <style:table-row-properties style:row-height="382.51pt" fo:break-before="auto" style:use-optimal-row-height="true"/>
    </style:style>
    <style:style style:name="ro27" style:family="table-row">
      <style:table-row-properties style:row-height="202.96pt" fo:break-before="auto" style:use-optimal-row-height="true"/>
    </style:style>
    <style:style style:name="ro28" style:family="table-row">
      <style:table-row-properties style:row-height="258.75pt" fo:break-before="auto" style:use-optimal-row-height="true"/>
    </style:style>
    <style:style style:name="ro29" style:family="table-row">
      <style:table-row-properties style:row-height="180.54pt" fo:break-before="auto" style:use-optimal-row-height="true"/>
    </style:style>
    <style:style style:name="ro30" style:family="table-row">
      <style:table-row-properties style:row-height="124.61pt" fo:break-before="auto" style:use-optimal-row-height="true"/>
    </style:style>
    <style:style style:name="ro31" style:family="table-row">
      <style:table-row-properties style:row-height="23.84pt" fo:break-before="auto" style:use-optimal-row-height="true"/>
    </style:style>
    <style:style style:name="ro32" style:family="table-row">
      <style:table-row-properties style:row-height="46.26pt" fo:break-before="auto" style:use-optimal-row-height="true"/>
    </style:style>
    <style:style style:name="ta1" style:family="table" style:master-page-name="Default">
      <style:table-properties table:display="true" style:writing-mode="lr-tb"/>
    </style:style>
    <style:style style:name="ce194" style:family="table-cell" style:parent-style-name="Default">
      <style:table-cell-properties fo:border="0.06pt solid #000000" style:vertical-align="middle"/>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202"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0" style:family="table-cell" style:parent-style-name="Default">
      <style:table-cell-properties fo:wrap-option="wrap" fo:border="0.06pt solid #000000" style:vertical-align="middle"/>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25"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220" style:family="table-cell" style:parent-style-name="Default">
      <style:table-cell-properties fo:background-color="#e0efd4" fo:border="0.06pt solid #000000" style:vertical-align="middle"/>
      <style:text-properties fo:font-weight="normal" style:font-weight-asian="normal" style:font-weight-complex="normal"/>
    </style:style>
    <style:style style:name="ce32"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222" style:family="table-cell" style:parent-style-name="Default">
      <style:table-cell-properties fo:background-color="#ed1c24" fo:wrap-option="wrap" fo:border="0.06pt solid #000000" style:vertical-align="middle"/>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225" style:family="table-cell" style:parent-style-name="Default">
      <style:table-cell-properties fo:background-color="#e0efd4"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40"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51"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8" style:family="table-cell" style:parent-style-name="Default">
      <style:table-cell-properties fo:background-color="transparent" fo:wrap-option="wrap" fo:border="0.06pt solid #000000" style:vertical-align="top"/>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251" style:family="table-cell" style:parent-style-name="Default">
      <style:table-cell-properties fo:background-color="#fff200" fo:wrap-option="wrap" fo:border="0.06pt solid #000000" style:vertical-align="top"/>
    </style:style>
    <style:style style:name="ce252" style:family="table-cell" style:parent-style-name="Default">
      <style:table-cell-properties fo:background-color="#e0efd4" fo:wrap-option="wrap" fo:border="0.06pt solid #000000" style:vertical-align="top"/>
      <style:text-properties fo:font-weight="normal" style:font-weight-asian="normal" style:font-weight-complex="normal"/>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60"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74"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274" style:family="table-cell" style:parent-style-name="Default">
      <style:table-cell-properties fo:background-color="#e0efd4"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275"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280"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287" style:family="table-cell" style:parent-style-name="Default">
      <style:table-cell-properties fo:background-color="#e0efd4" fo:border="0.06pt solid #000000"/>
      <style:text-properties fo:font-weight="normal" style:font-weight-asian="normal" style:font-weight-complex="normal"/>
    </style:style>
    <style:style style:name="ce288" style:family="table-cell" style:parent-style-name="Default">
      <style:table-cell-properties fo:background-color="#000000"/>
    </style:style>
    <style:style style:name="ce289" style:family="table-cell" style:parent-style-name="Default">
      <style:table-cell-properties fo:background-color="#e0efd4"/>
    </style:style>
    <style:style style:name="ce290" style:family="table-cell" style:parent-style-name="Default">
      <style:table-cell-properties fo:background-color="#ed1c24"/>
    </style:style>
    <style:style style:name="ce291" style:family="table-cell" style:parent-style-name="Default">
      <style:table-cell-properties fo:background-color="transparent"/>
    </style:style>
    <style:style style:name="ce292" style:family="table-cell" style:parent-style-name="Default">
      <style:table-cell-properties fo:background-color="#e0efd4"/>
      <style:text-properties fo:font-weight="normal" style:font-weight-asian="normal" style:font-weight-complex="normal"/>
    </style:style>
    <style:style style:name="T1"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font-name-asian="DejaVu Sans" style:font-name-complex="DejaVu Sans" style:font-size-asian="10pt" style:font-size-complex="10pt" style:font-weight-asian="normal" style:font-weight-complex="normal" style:font-style-asian="normal" style:font-style-complex="normal" style:text-emphasize="none" style:font-relief="none" style:language-complex="hi" style:country-complex="IN"/>
    </style:style>
    <style:style style:name="T2" style:family="text">
      <style:text-properties style:font-name="DejaVu Sans" style:font-name-asian="DejaVu Sans" style:font-name-complex="DejaVu Sans"/>
    </style:style>
    <style:style style:name="T3"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weight="bold"/>
    </style:style>
    <style:style style:name="T6"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DejaVu Sans"/>
    </style:style>
    <style:style style:name="T7" style:family="text">
      <style:text-properties fo:font-style="normal" style:font-style-asian="normal" style:font-style-complex="normal"/>
    </style:style>
    <style:style style:name="T8" style:family="text">
      <style:text-properties style:font-name-asian="DejaVu Sans" style:font-name-complex="DejaVu Sans"/>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32"/>
        <table:table-column table:style-name="co5" table:default-cell-style-name="ce32"/>
        <table:table-column table:style-name="co6" table:default-cell-style-name="ce32"/>
        <table:table-column table:style-name="co7" table:default-cell-style-name="ce32"/>
        <table:table-column table:style-name="co8" table:default-cell-style-name="ce32"/>
        <table:table-column table:style-name="co9" table:default-cell-style-name="ce51"/>
        <table:table-column table:style-name="co10" table:default-cell-style-name="ce32"/>
        <table:table-column table:style-name="co11" table:default-cell-style-name="ce32"/>
        <table:table-column table:style-name="co12" table:default-cell-style-name="ce74"/>
        <table:table-column table:style-name="co13" table:default-cell-style-name="ce32"/>
        <table:table-column table:style-name="co14" table:default-cell-style-name="ce20"/>
        <table:table-column table:style-name="co13" table:default-cell-style-name="ce20"/>
        <table:table-column table:style-name="co15" table:default-cell-style-name="ce20"/>
        <table:table-column table:style-name="co13" table:default-cell-style-name="ce20"/>
        <table:table-column table:style-name="co16" table:default-cell-style-name="ce20"/>
        <table:table-column table:style-name="co13" table:default-cell-style-name="ce20"/>
        <table:table-column table:style-name="co17" table:default-cell-style-name="ce20"/>
        <table:table-column table:style-name="co13" table:default-cell-style-name="ce20"/>
        <table:table-column table:style-name="co15" table:default-cell-style-name="ce20"/>
        <table:table-column table:style-name="co10" table:number-columns-repeated="17" table:default-cell-style-name="ce20"/>
        <table:table-column table:style-name="co10" table:number-columns-repeated="984" table:default-cell-style-name="ce213"/>
        <table:table-column table:style-name="co10" table:default-cell-style-name="Default"/>
        <table:table-row table:style-name="ro1">
          <table:table-cell table:style-name="ce194"/>
          <table:table-cell table:style-name="ce203"/>
          <table:table-cell table:style-name="ce194" table:number-columns-repeated="2"/>
          <table:table-cell table:style-name="ce20" table:number-columns-repeated="2"/>
          <table:table-cell table:style-name="ce227" office:value-type="string" calcext:value-type="string" table:number-columns-spanned="3" table:number-rows-spanned="1">
            <text:p>EVE-ng 2.0.3-84</text:p>
          </table:table-cell>
          <table:covered-table-cell table:style-name="ce2"/>
          <table:covered-table-cell/>
          <table:table-cell table:style-name="ce2" office:value-type="string" calcext:value-type="string" table:number-columns-spanned="3" table:number-rows-spanned="1">
            <text:p>GNS3 2.0.3 VM (klient 2.0.3)</text:p>
          </table:table-cell>
          <table:covered-table-cell table:number-columns-repeated="2"/>
          <table:table-cell table:style-name="ce275" office:value-type="string" calcext:value-type="string" table:number-columns-spanned="2" table:number-rows-spanned="1">
            <text:p>EVE-ng 2.0.3-86 (ISO)</text:p>
          </table:table-cell>
          <table:covered-table-cell table:style-name="ce277"/>
          <table:table-cell table:style-name="ce280" office:value-type="string" calcext:value-type="string" table:number-columns-spanned="2" table:number-rows-spanned="1">
            <text:p>EVE-ng 2.0.3-86 (Ubuntu + gns3 balíček)</text:p>
          </table:table-cell>
          <table:covered-table-cell table:style-name="ce277"/>
          <table:table-cell table:style-name="ce280" office:value-type="string" calcext:value-type="string" table:number-columns-spanned="2" table:number-rows-spanned="1">
            <text:p>GNS3 2.1.0 VM (klient 2.0.3)</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2"/>
        </table:table-row>
        <table:table-row table:style-name="ro2">
          <table:table-cell table:style-name="ce194"/>
          <table:table-cell table:style-name="ce203"/>
          <table:table-cell table:style-name="ce194" table:number-columns-repeated="2"/>
          <table:table-cell table:style-name="ce20" table:number-columns-repeated="2"/>
          <table:table-cell table:style-name="ce25" office:value-type="string" calcext:value-type="string" table:number-columns-spanned="3" table:number-rows-spanned="1">
            <text:p>Vmware</text:p>
            <text:p>16 CPU</text:p>
            <text:p>64GB RAM</text:p>
          </table:table-cell>
          <table:covered-table-cell table:style-name="ce40"/>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text:span text:style-name="T8">Vmware (vzdialený server)</text:span></text:p>
            <text:p><text:span text:style-name="T8">4 CPU</text:span></text:p>
            <text:p><text:span text:style-name="T8">20GB RAM</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number-columns-repeated="1002"/>
        </table:table-row>
        <table:table-row table:style-name="ro3">
          <table:table-cell table:style-name="ce2" office:value-type="string" calcext:value-type="string">
            <text:p>Zariadenie</text:p>
          </table:table-cell>
          <table:table-cell table:style-name="ce204" office:value-type="string" calcext:value-type="string">
            <text:p>Platforma</text:p>
          </table:table-cell>
          <table:table-cell table:style-name="ce2" office:value-type="string" calcext:value-type="string">
            <text:p>Názov súboru</text:p>
          </table:table-cell>
          <table:table-cell table:style-name="ce25" office:value-type="string" calcext:value-type="string">
            <text:p>Spôsob virtualizácie</text:p>
          </table:table-cell>
          <table:table-cell table:style-name="ce25" office:value-type="string" calcext:value-type="string">
            <text:p>Predvolené prihlasovacie údaje</text:p>
          </table:table-cell>
          <table:table-cell table:style-name="ce25" office:value-type="string" calcext:value-type="string">
            <text:p>Systémové požiadavky (CPU, RAM)</text:p>
          </table:table-cell>
          <table:table-cell table:style-name="ce25" office:value-type="string" calcext:value-type="string">
            <text:p>Spôsob pripojenia</text:p>
          </table:table-cell>
          <table:table-cell table:style-name="ce2" office:value-type="string" calcext:value-type="string">
            <text:p>Úspešné spustenie</text:p>
          </table:table-cell>
          <table:table-cell table:style-name="ce240" office:value-type="string" calcext:value-type="string">
            <text:p>Poznámky</text:p>
          </table:table-cell>
          <table:table-cell table:style-name="ce25" office:value-type="string" calcext:value-type="string">
            <text:p>Spôsob pripojenia</text:p>
          </table:table-cell>
          <table:table-cell table:style-name="ce2" office:value-type="string" calcext:value-type="string">
            <text:p>Úspešné spustenie</text:p>
          </table:table-cell>
          <table:table-cell table:style-name="ce26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32" table:number-columns-repeated="17"/>
          <table:table-cell table:number-columns-repeated="985"/>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4"/>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cell table:style-name="ce288"/>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_c1700-adventerprisek9-mz.124-8.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1 CPU</text:p>
            <text:p>96MB RAM</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5">
          <table:table-cell table:style-name="ce197" office:value-type="string" calcext:value-type="string">
            <text:p>Cisco c2691</text:p>
          </table:table-cell>
          <table:table-cell table:style-name="ce197" office:value-type="string" calcext:value-type="string">
            <text:p>Cisco IOS 12.4</text:p>
          </table:table-cell>
          <table:table-cell table:style-name="ce197" office:value-type="string" calcext:value-type="string">
            <text:p>c2691-entservicesk9-mz.124-13b.image</text:p>
            <text:p>c2691-adventerprisek9-mz.124-25d.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31" office:value-type="string" calcext:value-type="string">
            <text:p>✕</text:p>
          </table:table-cell>
          <table:table-cell table:style-name="ce243" office:value-type="string" calcext:value-type="string">
            <text:p>Aj napriek pokusom som toto zariadenie v EVE-ng nespustil</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number-columns-repeated="985"/>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5">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6">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span></text:p>
            <text:p>+po pridani etherswitch modulu podporuje aj vlany</text:p>
            <text:p>+ip adresa sa dá nastaviť aj priamo na Ethernet rozhranie (v porovnaní s Cisco Switchom)</text:p>
            <text:p><text:a xlink:href="https://gns3.com/qa/why-can-t-create-vlan-in-gns-3" xlink:type="simple">https://gns3.com/qa/why-can-t-create-vlan-in-gns-3</text:a></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inky</text:p>
            <text:p><text:a xlink:href="http://docs.gns3.com/1-kBrTplBltp9P3P-AigoMzlDO-ISyL1h3bYpOl5Q8mQ/#h.2wmadzgy2ym6" xlink:type="simple">http://docs.gns3.com/1-kBrTplBltp9P3P-AigoMzlDO-ISyL1h3bYpOl5Q8mQ/#h.2wmadzgy2ym6</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3">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office:value-type="string" calcext:value-type="string">
            <text:p>✓</text:p>
          </table:table-cell>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cell table:style-name="ce290"/>
        </table:table-row>
        <table:table-row table:style-name="ro7">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2">c7200-adventerprisek9-mz.152-4.M11.image</text:span></text:p>
            <text:p>c7200-advipservicesk9-mz.152-4.S5.image</text:p>
            <text:p>c7200-adventerprisek9-mz.152-4.S6.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8">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i86bi_linux-l3-adventerprisek9-ms.152-4.S7.bin</text:p>
            <text:p>i86bi-linux-l3-adventerprisek9-15.4.2T4.bin</text:p>
            <text:p>i86bi-linux-l3-adventerprisek9-15.5.2T.bin</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4">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i86bi_linux_l2-adventerprise-ms.high_iron_20170202.bin</text:p>
            <text:p>i86bi_linux_l2-adventerprisek9-ms.156-0.9.S.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Navody</text:p>
            <text:p><text:a xlink:href="https://learningnetwork.cisco.com/docs/DOC-30404" xlink:type="simple">https://learningnetwork.cisco.com/docs/DOC-30404</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9">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Linky</text:p>
            <text:p><text:a xlink:href="https://www.youtube.com/watch?v=7ToRnfiHG80" xlink:type="simple">https://www.youtube.com/watch?v=7ToRnfiHG8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itanium-d1-kickstart.7.3.0.D1.1_20161101</text:p>
            <text:p>titanium-d1-kickstart.5.1.2_20101218</text:p>
            <text:p>titanium-d1-kickstart.7.0.1.ZD.0.216_20140613</text:p>
            <text:p>titanium-d1-kickstart.7.2.0.D1.1_20150519</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nxosv9k-nxosv-final.7.0.3.I6.1</text:p>
          </table:table-cell>
          <table:table-cell table:style-name="ce218" office:value-type="string" calcext:value-type="string">
            <text:p>QEMU</text:p>
          </table:table-cell>
          <table:table-cell table:style-name="ce197" office:value-type="string" calcext:value-type="string">
            <text:p><text:span text:style-name="T3">-prihlasovacie udaje pre admin ucet sa zadavaju pri prvom spusteni</text:span></text:p>
            <text:p><text:span text:style-name="T3">-pre jednoduchost mozeme zadat</text:span></text:p>
            <text:p><text:span text:style-name="T3"/></text:p>
            <text:p><text:span text:style-name="T3">admin/CiscoNXOS123</text:spa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yes” (odpovieme na otazku “Abort Auto Provisioning and continue with normal setup ?(yes/no)[n]:”) - tak vypneme vypisy o ‘PEOP’</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veos-4.14.5F</text:p>
            <text:p>vEOS-lab-4.20.1F-combined.vmdk</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4"><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3">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asav941-203</text:p>
            <text:p>asav-asav951-201 </text:p>
            <text:p>asav952-204-telnet</text:p>
            <text:p>asav-962</text:p>
            <text:p>asav971</text:p>
            <text:p>Asav-962</text:p>
            <text:p>asav-991-serial-console-with-asdm-7915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asa-9.1.5.16_20141016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4"><text:a xlink:href="https://nbctcp.wordpress.com/2015/07/02/unetlab-installation-on-esxi/" xlink:type="simple">https://nbctcp.wordpress.com/2015/07/02/unetlab-installation-on-esxi/</text:a></text:span></text:p>
            <text:p><text:span text:style-name="T3">(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FGT_VM64_KVM-v5-build1484-FORTINET.out.kvm.zip</text:p>
            <text:p>FGT_VM64_VMX-v5-build1486-FORTINET.out.ovf.zip (nefungoval)</text:p>
            <text:p>FOS_VM64_KVM-v5-build1484-FORTINET.out.kvm.zip</text:p>
          </table:table-cell>
          <table:table-cell table:style-name="ce197"/>
          <table:table-cell table:style-name="ce208" office:value-type="string" calcext:value-type="string">
            <text:p>admin/&lt;bez hesla&gt;</text:p>
          </table:table-cell>
          <table:table-cell table:style-name="ce197"/>
          <table:table-cell table:style-name="ce197" office:value-type="string" calcext:value-type="string">
            <text:p>telnet/vnc</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9">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iso.gz</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Check_Point_Install_and_Upgrade_R77.Gaia.iso</text:p>
            <text:p>cpsg-R77-10 </text:p>
            <text:p>cpsg-R77-20 </text:p>
          </table:table-cell>
          <table:table-cell table:style-name="ce197" office:value-type="string" calcext:value-type="string">
            <text:p>QEMU</text:p>
          </table:table-cell>
          <table:table-cell table:style-name="ce197" office:value-type="string" calcext:value-type="string">
            <text:p>CLI</text:p>
            <text:p>admin/CheckPoint</text:p>
            <text:p>admin/supp0rt</text:p>
            <text:p>admin/admin123</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2">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csr1000v-universalk9_03.16.00.S_15.5.3S</text:p>
            <text:p>csr1000v-universalk9_03.17.00.S_15.6.1S</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text:span text:style-name="T5">(</text:span>PRS2 semestralka<text:span text:style-name="T5">)</text:span></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7">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csr1000vng-universalk9.16.05.02-serial.qcow2</text:p>
            <text:p>csr1000v-universalk9.16.06.02-serial.qcow2</text:p>
            <text:p>csr1000v-universalk9.16.07.01-serial.qcow2</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vios-adventerprisek9-m.vmdk.SPA.156-2.T</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xrv-IOSXRv5.3.2</text:p>
            <text:p>xrv-iosxrv-k9-demo-6.0.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xrv9k-fullk9-x-6.0.1_20160509</text:p>
            <text:p>xrv9k-fullk9-x-6.2.25_20170928</text:p>
            <text:p>xrv9k-fullk9-x.vrr-6.2.25_20170928 (s podporou VRR – Virtual Route Reflector)</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vsrx-12.1X47-D15.4-domestic-disk1</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Juniper vSRX</text:p>
          </table:table-cell>
          <table:table-cell table:style-name="ce197" office:value-type="string" calcext:value-type="string">
            <text:p>JunOS 15.1</text:p>
          </table:table-cell>
          <table:table-cell table:style-name="ce197" office:value-type="string" calcext:value-type="string">
            <text:p>vsrxng-15.1X49-D20.2 (spusta sa rychlejsie)</text:p>
            <text:p>vsrxng-15.1X49-D80.4</text:p>
          </table:table-cell>
          <table:table-cell table:style-name="ce218" office:value-type="string" calcext:value-type="string">
            <text:p>QEMU</text:p>
          </table:table-cell>
          <table:table-cell table:style-name="ce223" office:value-type="string" calcext:value-type="string">
            <text:p>root/&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text:span text:style-name="T3"/></text:p>
            <text:p><text:span text:style-name="T3">-MPLS podpora</text:span></text:p>
            <text:p><text:span text:style-name="T6"><text:a xlink:href="https://gns3.com/discussions/mpls-l2-circuit-thorugh-juniper-" xlink:type="simple">https://gns3.com/discussions/mpls-l2-circuit-thorugh-juniper-</text:a></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Juniper Olive</text:p>
          </table:table-cell>
          <table:table-cell table:style-name="ce197" office:value-type="string" calcext:value-type="string">
            <text:p>JunOS 12.1</text:p>
          </table:table-cell>
          <table:table-cell table:style-name="ce197" office:value-type="string" calcext:value-type="string">
            <text:p>olive-12-1-R1-9</text:p>
            <text:p>olive-12.1-R1-9_X46-D20.5-domestic</text:p>
          </table:table-cell>
          <table:table-cell table:style-name="ce218" office:value-type="string" calcext:value-type="string">
            <text:p>QEMU</text:p>
          </table:table-cell>
          <table:table-cell table:style-name="ce223" office:value-type="string" calcext:value-type="string">
            <text:p>root/&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Juniper vMX</text:p>
          </table:table-cell>
          <table:table-cell table:style-name="ce197" office:value-type="string" calcext:value-type="string">
            <text:p>JunOS 12.1</text:p>
          </table:table-cell>
          <table:table-cell table:style-name="ce197" office:value-type="string" calcext:value-type="string">
            <text:p>vmx-junos-12-1R1.9</text:p>
          </table:table-cell>
          <table:table-cell table:style-name="ce218" office:value-type="string" calcext:value-type="string">
            <text:p>QEMU</text:p>
          </table:table-cell>
          <table:table-cell table:style-name="ce223" office:value-type="string" calcext:value-type="string">
            <text:p>root/&lt;bez hesla&gt;</text:p>
            <text:p/>
            <text:p>-Na commit konfiguracnych zmien je potrebne heslo. Pre jednoduchost mozeme zadat heslo:</text:p>
            <text:p/>
            <text:p>root/juniper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vmx”)</text:p>
            <text:p><text:a xlink:href="http://noshut.ru/2015/09/how-to-run-juniper-vmx-in-unetlab/" xlink:type="simple">http://noshut.ru/2015/09/how-to-run-juniper-vmx-in-unetlab/</text:a></text:p>
            <text:p/>
            <text:p>-Heslo pre root ucet je NUTNE na commit – ulozenie konfiguracnych zmien</text:p>
            <text:p>-pravdepodobne tiež nepodporuje MPLS</text:p>
            <text:p/>
            <text:p>-Linky</text:p>
            <text:p><text:a xlink:href="https://lists.nongnu.org/archive/html/qemu-discuss/2013-01/msg00015.html" xlink:type="simple">https://lists.nongnu.org/archive/html/qemu-discuss/2013-01/msg00015.html</text:a></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06" office:value-type="string" calcext:value-type="string">
            <text:p>vmx-14.1R1.10-domestic</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9">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junos-vmx-x86-64-15.1F6.9</text:p>
          </table:table-cell>
          <table:table-cell table:style-name="ce218" office:value-type="string" calcext:value-type="string">
            <text:p>QEMU</text:p>
          </table:table-cell>
          <table:table-cell table:style-name="ce223" office:value-type="string" calcext:value-type="string">
            <text:p>root/&lt;bez hesla&gt;</text:p>
            <text:p/>
            <text:p><text:span text:style-name="T3">-Na commit konfiguracnych zmien je potrebne heslo. Pre jednoduchost mozeme zadat heslo:</text:span></text:p>
            <text:p><text:span text:style-name="T3"/></text:p>
            <text:p><text:span text:style-name="T3">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eba pre istotu spravit viac pouzivatelskych uctov, inak sa nemusime prihlasit ako root po nastaveni commit hesla [login failed], a zostaneme vymknuty)</text:p>
            <text:p>-nepodporuje IS-IS</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9">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vcp-bundle-15.1F6.9</text:p>
            <text:p><text:span text:style-name="T2">vmxvfp-bundle-15.1F6.9</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3">-Na commit konfiguracnych zmien je potrebne heslo. Pre jednoduchost mozeme zadat heslo:</text:span></text:p>
            <text:p><text:span text:style-name="T3"/></text:p>
            <text:p><text:span text:style-name="T3">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9">
          <table:table-cell table:style-name="ce197" office:value-type="string" calcext:value-type="string">
            <text:p>Juniper vMX</text:p>
          </table:table-cell>
          <table:table-cell table:style-name="ce197" office:value-type="string" calcext:value-type="string">
            <text:p>JunOS 17.3</text:p>
          </table:table-cell>
          <table:table-cell table:style-name="ce197" office:value-type="string" calcext:value-type="string">
            <text:p>vmx-junos-vmx-x86-64-17.3R1.10</text:p>
          </table:table-cell>
          <table:table-cell table:style-name="ce218" office:value-type="string" calcext:value-type="string">
            <text:p>QEMU</text:p>
          </table:table-cell>
          <table:table-cell table:style-name="ce223" office:value-type="string" calcext:value-type="string">
            <text:p>root/&lt;bez hesla&gt;</text:p>
            <text:p/>
            <text:p><text:span text:style-name="T3">-Na commit konfiguracnych zmien je potrebne heslo. Pre jednoduchost mozeme zadat heslo:</text:span></text:p>
            <text:p><text:span text:style-name="T3"/></text:p>
            <text:p><text:span text:style-name="T3">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eba pre istotu spravit viac pouzivatelskych uctov, inak sa nemusime prihlasit ako root po nastaveni commit hesla [login failed], a zostaneme vymknuty)</text:p>
            <text:p>-nepodporuje IS-IS</text:p>
            <text:p>+-Seamless MPLS?</text:p>
            <text:p/>
            <text:p>-Navody</text:p>
            <text:p><text:a xlink:href="http://nil.uniza.sk/network-simulation-and-modelling/unetlab/unified-network-lab-how-run-juniper-junos-vmx-141r1" xlink:type="simple">http://nil.uniza.sk/network-simulation-and-modelling/unetlab/unified-network-lab-how-run-juniper-junos-vmx-141r1</text:a></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Juniper vMX</text:p>
          </table:table-cell>
          <table:table-cell table:style-name="ce197" office:value-type="string" calcext:value-type="string">
            <text:p>JunOS 17.3</text:p>
          </table:table-cell>
          <table:table-cell table:style-name="ce206" office:value-type="string" calcext:value-type="string">
            <text:p>vmxvcp-bundle-17.3R1.10</text:p>
            <text:p>vmxvfp-bundle-17.3R1.10</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3">-Na commit konfiguracnych zmien je potrebne heslo. Pre jednoduchost mozeme zadat heslo (na VCP):</text:span></text:p>
            <text:p><text:span text:style-name="T3"/></text:p>
            <text:p><text:span text:style-name="T3">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text:p>
            <text:p/>
            <text:p>edit </text:p>
            <text:p>delete chassis auto-image-upgrade</text:p>
            <text:p>commit </text:p>
            <text:p/>
            <text:p>Ak nam nepojde urobit ‘commit’, zadame prikazy</text:p>
            <text:p/>
            <text:p>set system root-authentication plain-text-password</text:p>
            <text:p>commit </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8">
          <table:table-cell table:style-name="ce197" office:value-type="string" calcext:value-type="string">
            <text:p>Nokia vSR 7750</text:p>
          </table:table-cell>
          <table:table-cell table:style-name="ce197" office:value-type="string" calcext:value-type="string">
            <text:p>TiMOS-B-13.0.R1</text:p>
          </table:table-cell>
          <table:table-cell table:style-name="ce206" office:value-type="string" calcext:value-type="string">
            <text:p>timos-12.0.R6</text:p>
            <text:p>timos-B-13.0.R1.qocw2</text:p>
            <text:p>timos-C-13.0.R1.qcow2 (sros-vm-V13.qcow2)</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
            <text:p>-Mozeme pridat aj ako jeden uzol “Nokia VSR-I” alebo ako ”control” a “forwarding” vrstvu (CPM a IOM)</text:p>
            <text:p>-EVE-ng odporuca pridavat novsie verzie (14+) Nokia vSR ako sklada z CPM a IOM casti, preto do projektu pridame CPM aj IOM uzol, ktore prepojime pomocou “SF” (Switching Fabric) rozhrania</text:p>
            <text:p>-Konfigurujeme a na konzolu sa pripajame do CPM uzla.</text:p>
            <text:p>-IOM uzol sluzi na prepajanie s dalsimi uzlami,</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4">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chr-6.38.1.img.zip</text:p>
            <text:p>chr-6.40.5.img.zip</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5">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VSR1000_HPE-CMW710-E0518-X64.zip</text:p>
            <text:p>VSR1000_HPE-CMW710-R0327L01-X64.zip</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4">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vyos-1.1.8-amd64.iso</text:p>
            <text:p>Vyos-117</text:p>
          </table:table-cell>
          <table:table-cell table:style-name="ce218" office:value-type="string" calcext:value-type="string">
            <text:p>QEMU</text:p>
          </table:table-cell>
          <table:table-cell table:style-name="ce208" office:value-type="string" calcext:value-type="string">
            <text:p>vyos/vyos</text:p>
          </table:table-cell>
          <table:table-cell table:style-name="ce208"/>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6">
          <table:table-cell table:style-name="ce197" office:value-type="string" calcext:value-type="string">
            <text:p>F5 BIG-IP</text:p>
          </table:table-cell>
          <table:table-cell table:style-name="ce197" office:value-type="string" calcext:value-type="string">
            <text:p>BIG-IP 11</text:p>
            <text:p><text:span text:style-name="T2">BIG-IP 12</text:span></text:p>
          </table:table-cell>
          <table:table-cell table:style-name="ce197" office:value-type="string" calcext:value-type="string">
            <text:p>Bigip-11.5.1_20140312</text:p>
            <text:p>BIGIP-11.5.3.2.10.196.ALL-scsi.ova</text:p>
            <text:p>BIGIP-12.1.2.0.0.249.iso</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7">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 =&gt; AlteonOS-30-5-0-0.ova</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zo oficialnej stranky 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2"><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8">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 =&gt; Vision_with_APM_3_60_00_Vmware_1139_prod.ova</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2">-Pridanie zariadenie (podobne ako pri Palo Alto)</text:span></text:p>
            <text:p><text:span text:style-name="T2">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4">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2">-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9">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cumulus-linux-3.5.0-vx-amd64.qcow2</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4"><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9">
          <table:table-cell table:style-name="ce197" office:value-type="string" calcext:value-type="string">
            <text:p>ExtremeOS</text:p>
          </table:table-cell>
          <table:table-cell table:style-name="ce197" office:value-type="string" calcext:value-type="string">
            <text:p>ExtremeOS 15.3.2.11</text:p>
          </table:table-cell>
          <table:table-cell table:style-name="ce197"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197" office:value-type="string" calcext:value-type="string">
            <text:p>nsvpx-10.5.55.8 </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2">nrecover/nsroot </text:span></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AIR-CTVM-K9-8-1-102-0.rar - nefunguje</text:p>
            <text:p>AIR_CTVM_LARGE-K9_8_3_102_0.ova – nefunguje</text:p>
            <text:p>vWLC-8.1.111 </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zvolit napr.:</text:p>
            <text:p>admin/vWLC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Vykoname uvodne nastaveni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197" office:value-type="string" calcext:value-type="string">
            <text:p>cips-7.0.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5">
          <table:table-cell table:style-name="ce197" office:value-type="string" calcext:value-type="string">
            <text:p>Cisco vWAAS</text:p>
          </table:table-cell>
          <table:table-cell table:style-name="ce197" office:value-type="string" calcext:value-type="string">
            <text:p>Cisco vWAAS 5.5.3</text:p>
          </table:table-cell>
          <table:table-cell table:style-name="ce197" office:value-type="string" calcext:value-type="string">
            <text:p>vwaas-5.5.3-b59_20150415</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0">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197" office:value-type="string" calcext:value-type="string">
            <text:p>a10-vThunder_4.1.0-P3-38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1">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number-columns-repeated="3"/>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2">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number-columns-repeated="3"/>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Huawei USG6000V</text:p>
          </table:table-cell>
          <table:table-cell table:style-name="ce201"/>
          <table:table-cell table:style-name="ce201" office:value-type="string" calcext:value-type="string">
            <text:p>USG6000V.zip</text:p>
          </table:table-cell>
          <table:table-cell table:style-name="ce219" office:value-type="string" calcext:value-type="string">
            <text:p>QEMU</text:p>
          </table:table-cell>
          <table:table-cell table:style-name="ce212" table:number-columns-repeated="3"/>
          <table:table-cell table:style-name="ce236" office:value-type="string" calcext:value-type="string">
            <text:p>✓</text:p>
          </table:table-cell>
          <table:table-cell table:style-name="ce248" office:value-type="string" calcext:value-type="string">
            <text:p>-Vypol sa pocas spustania aj v EVE-ng aj vo VirtualBox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office:value-type="string" calcext:value-type="string">
            <text:p>Hillstone SG6000</text:p>
          </table:table-cell>
          <table:table-cell office:value-type="string" calcext:value-type="string">
            <text:p>Hillstone</text:p>
          </table:table-cell>
          <table:table-cell office:value-type="string" calcext:value-type="string">
            <text:p>hillstone-sg6000</text:p>
          </table:table-cell>
          <table:table-cell table:style-name="ce194" office:value-type="string" calcext:value-type="string">
            <text:p>QEMU</text:p>
          </table:table-cell>
          <table:table-cell table:style-name="ce20" table:number-columns-repeated="2"/>
          <table:table-cell table:style-name="ce20" office:value-type="string" calcext:value-type="string">
            <text:p>telnet</text:p>
          </table:table-cell>
          <table:table-cell office:value-type="string" calcext:value-type="string">
            <text:p>?</text:p>
          </table:table-cell>
          <table:table-cell office:value-type="string" calcext:value-type="string">
            <text:p>-v tejto verzii (2.0.3-86) este nema sablonu v EVE.ng</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2"/>
        </table:table-row>
        <table:table-row table:style-name="ro1">
          <table:table-cell table:style-name="ce199" office:value-type="string" calcext:value-type="string">
            <text:p>Koncove zariadenia</text:p>
          </table:table-cell>
          <table:table-cell table:style-name="ce199"/>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office:value-type="string" calcext:value-type="string">
            <text:p>VPCS</text:p>
          </table:table-cell>
          <table:table-cell office:value-type="string" calcext:value-type="string">
            <text:p>Virtual PC Simulator</text:p>
          </table:table-cell>
          <table:table-cell table:style-name="ce20" office:value-type="string" calcext:value-type="string">
            <text:p>VPCS</text:p>
          </table:table-cell>
          <table:table-cell table:style-name="ce194" office:value-type="string" calcext:value-type="string">
            <text:p>CPU (bez virtualizácie)</text:p>
          </table:table-cell>
          <table:table-cell table:style-name="ce20" office:value-type="string" calcext:value-type="string">
            <text:p>&lt;bez hesla&gt;</text:p>
          </table:table-cell>
          <table:table-cell table:style-name="ce20"/>
          <table:table-cell table:style-name="ce20" office:value-type="string" calcext:value-type="string">
            <text:p>telnet</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5">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51" office:value-type="string" calcext:value-type="string">
            <text:p><text:span text:style-name="T2">-Pridanie zariadenia</text:span></text:p>
            <text:p/>
            <text:p/>
            <text:p><text:span text:style-name="T2">-Nainstalovane VIRTIO ovladace pre vyssi vykon disku, sietovych zariadeni a celkovy vykon systemu</text:span></text:p>
            <text:p><text:span text:style-name="T2"><text:a xlink:href="https://forum.proxmox.com/threads/differences-between-ide-virtio-scsi.8356/" xlink:type="simple">https://forum.proxmox.com/threads/differences-between-ide-virtio-scsi.8356/</text:a></text:span></text:p>
            <text:p/>
            <text:p>-RDP NA VSETKYCH WINDOWSOCH PROTESTUJE!! NEDA SA CEZ RDP PRIPOJIT NA WINDOWSY! ALE VNC FUNGUJE.</text:p>
          </table:table-cell>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202" office:value-type="string" calcext:value-type="string">
            <text:p>Windows</text:p>
          </table:table-cell>
          <table:table-cell table:style-name="ce202" office:value-type="string" calcext:value-type="string">
            <text:p>Windows 10 </text:p>
          </table:table-cell>
          <table:table-cell table:style-name="ce202"/>
          <table:table-cell table:style-name="ce220" office:value-type="string" calcext:value-type="string">
            <text:p>QEMU</text:p>
          </table:table-cell>
          <table:table-cell table:style-name="ce225" office:value-type="string" calcext:value-type="string">
            <text:p>&lt;bez hesla&gt;</text:p>
          </table:table-cell>
          <table:table-cell table:style-name="ce225"/>
          <table:table-cell table:style-name="ce225" office:value-type="string" calcext:value-type="string">
            <text:p>vnc/rdp</text:p>
          </table:table-cell>
          <table:table-cell table:style-name="ce237" office:value-type="string" calcext:value-type="string">
            <text:p>✓</text:p>
          </table:table-cell>
          <table:table-cell table:style-name="ce252"/>
          <table:table-cell table:style-name="ce220"/>
          <table:table-cell table:style-name="ce260" office:value-type="string" calcext:value-type="string">
            <text:p>VYTVORIT IMIDZ!</text:p>
          </table:table-cell>
          <table:table-cell table:style-name="ce274"/>
          <table:table-cell table:style-name="ce237"/>
          <table:table-cell table:style-name="ce220"/>
          <table:table-cell table:style-name="ce237"/>
          <table:table-cell table:style-name="ce220"/>
          <table:table-cell table:style-name="ce225" table:number-columns-repeated="4"/>
          <table:table-cell table:style-name="ce237"/>
          <table:table-cell table:style-name="ce220"/>
          <table:table-cell table:style-name="ce225" table:number-columns-repeated="17"/>
          <table:table-cell table:style-name="ce287" table:number-columns-repeated="984"/>
          <table:table-cell table:style-name="ce292"/>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20" office:value-type="string" calcext:value-type="string">
            <text:p>cloud/cloud</text:p>
          </table:table-cell>
          <table:table-cell table:style-name="ce20"/>
          <table:table-cell table:style-name="ce20"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20" office:value-type="string" calcext:value-type="string">
            <text:p>cloud/cloud</text:p>
          </table:table-cell>
          <table:table-cell table:style-name="ce20"/>
          <table:table-cell table:style-name="ce20"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20" office:value-type="string" calcext:value-type="string">
            <text:p>cloud/cloud</text:p>
          </table:table-cell>
          <table:table-cell table:style-name="ce20"/>
          <table:table-cell table:style-name="ce20"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table:style-name="ce197" office:value-type="string" calcext:value-type="string">
            <text:p>Linux</text:p>
          </table:table-cell>
          <table:table-cell table:style-name="ce197" office:value-type="string" calcext:value-type="string">
            <text:p>Debian 9.2.1 x86 LXDE</text:p>
          </table:table-cell>
          <table:table-cell table:style-name="ce197"/>
          <table:table-cell table:style-name="ce218"/>
          <table:table-cell table:style-name="ce208" table:number-columns-repeated="3"/>
          <table:table-cell table:style-name="ce229" office:value-type="string" calcext:value-type="string">
            <text:p>✓</text:p>
          </table:table-cell>
          <table:table-cell table:style-name="ce242"/>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5">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20" table:number-columns-repeated="3"/>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9">
          <table:table-cell table:style-name="ce197" office:value-type="string" calcext:value-type="string">
            <text:p>Linux</text:p>
          </table:table-cell>
          <table:table-cell table:style-name="ce197" office:value-type="string" calcext:value-type="string">
            <text:p>Alpine 3.7.0 CLI</text:p>
          </table:table-cell>
          <table:table-cell table:style-name="ce197" office:value-type="string" calcext:value-type="string">
            <text:p>alpine-virt-3.7.0-x86.iso</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9">
          <table:table-cell table:style-name="ce197" office:value-type="string" calcext:value-type="string">
            <text:p>Linux Ostinato</text:p>
          </table:table-cell>
          <table:table-cell table:style-name="ce197" office:value-type="string" calcext:value-type="string">
            <text:p>Linux Ostinato 8.0</text:p>
          </table:table-cell>
          <table:table-cell table:style-name="ce197"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7">adresari /opt/unetlab/addons/qemu/</text:span></text:p>
            <text:p/>
            <text:p><text:span text:style-name="T3">-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5">
          <table:table-cell table:style-name="ce197" office:value-type="string" calcext:value-type="string">
            <text:p>Linux Netem</text:p>
          </table:table-cell>
          <table:table-cell table:style-name="ce197" office:value-type="string" calcext:value-type="string">
            <text:p>Netem 2.0.3-61</text:p>
          </table:table-cell>
          <table:table-cell table:style-name="ce197" office:value-type="string" calcext:value-type="string">
            <text:p><text:span text:style-name="T3">Netem 2.0.3-61 </text:span>(z balicka “eve-ng-addons-netem”)</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3">-Po pridani zariadenia do EVE-ng servera sa vytvori adresar s nazvom “linux-netem” v adresari /opt/unetlab/addons/qemu/</text:span></text:p>
            <text:p/>
            <text:p>-Do topologie pridame zariadenie cez sablonu “Linux”</text:p>
            <text:p>  -Image: “linux-netem”</text:p>
            <text:p>  -Console: telnet</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
          <table:table-cell table:style-name="ce199" table:number-columns-repeated="2"/>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4"/>
          <table:table-cell table:style-name="ce203"/>
          <table:table-cell table:style-name="ce194" table:number-columns-repeated="2"/>
          <table:table-cell table:style-name="ce20" table:number-columns-repeated="3"/>
          <table:table-cell table:style-name="ce40"/>
          <table:table-cell/>
          <table:table-cell table:style-name="ce194"/>
          <table:table-cell table:number-columns-repeated="2"/>
          <table:table-cell table:style-name="ce40"/>
          <table:table-cell table:style-name="ce226"/>
          <table:table-cell table:style-name="ce194"/>
          <table:table-cell table:style-name="ce226"/>
          <table:table-cell table:number-columns-repeated="4"/>
          <table:table-cell table:style-name="ce194"/>
          <table:table-cell table:style-name="ce226"/>
          <table:table-cell table:number-columns-repeated="1002"/>
        </table:table-row>
        <table:table-row table:style-name="ro1">
          <table:table-cell table:number-columns-repeated="6"/>
          <table:table-cell table:style-name="ce226"/>
          <table:table-cell table:number-columns-repeated="1017"/>
        </table:table-row>
        <table:table-row table:style-name="ro1">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3"/>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cell table:style-name="ce15"/>
        </table:table-row>
        <table:table-row table:style-name="ro1">
          <table:table-cell table:style-name="ce10" office:value-type="string" calcext:value-type="string">
            <text:p><text:span text:style-name="T1">Pre vyhladanie Juniper zariadeni podla podporovanej funkcionality vid link </text:span><text:a xlink:href="https://apps.juniper.net/feature-explorer/" xlink:type="simple">https://apps.juniper.net/feature-explorer/</text:a></text:p>
          </table:table-cell>
          <table:table-cell table:style-name="ce16"/>
          <table:table-cell table:style-name="ce23" table:number-columns-repeated="2"/>
          <table:table-cell table:style-name="ce37" table:number-columns-repeated="3"/>
          <table:table-cell table:style-name="ce49"/>
          <table:table-cell table:style-name="ce65"/>
          <table:table-cell table:style-name="ce23" table:number-columns-repeated="3"/>
          <table:table-cell table:style-name="ce49"/>
          <table:table-cell table:style-name="ce23" table:number-columns-repeated="1010"/>
          <table:table-cell table:style-name="ce15"/>
        </table:table-row>
        <table:table-row table:style-name="ro1">
          <table:table-cell table:style-name="ce194"/>
          <table:table-cell table:style-name="ce203"/>
          <table:table-cell table:style-name="ce213" table:number-columns-repeated="2"/>
          <table:table-cell table:style-name="ce226" table:number-columns-repeated="3"/>
          <table:table-cell table:style-name="ce238"/>
          <table:table-cell/>
          <table:table-cell table:style-name="ce213" table:number-columns-repeated="3"/>
          <table:table-cell table:style-name="ce238"/>
          <table:table-cell table:style-name="ce213" table:number-columns-repeated="26"/>
          <table:table-cell table:number-columns-repeated="985"/>
        </table:table-row>
        <table:table-row table:style-name="ro1">
          <table:table-cell table:number-columns-repeated="6"/>
          <table:table-cell table:style-name="ce226"/>
          <table:table-cell table:number-columns-repeated="1017"/>
        </table:table-row>
        <table:table-row table:style-name="ro1" table:number-rows-repeated="19">
          <table:table-cell table:number-columns-repeated="3"/>
          <table:table-cell table:style-name="ce194"/>
          <table:table-cell table:style-name="ce20" table:number-columns-repeated="2"/>
          <table:table-cell table:style-name="ce226"/>
          <table:table-cell table:number-columns-repeated="1017"/>
        </table:table-row>
        <table:table-row table:style-name="ro1" table:number-rows-repeated="30">
          <table:table-cell table:number-columns-repeated="3"/>
          <table:table-cell table:style-name="ce203"/>
          <table:table-cell table:style-name="ce200" table:number-columns-repeated="2"/>
          <table:table-cell table:style-name="ce226"/>
          <table:table-cell table:number-columns-repeated="1017"/>
        </table:table-row>
        <table:table-row table:style-name="ro1" table:number-rows-repeated="13">
          <table:table-cell table:number-columns-repeated="6"/>
          <table:table-cell table:style-name="ce226"/>
          <table:table-cell table:number-columns-repeated="1017"/>
        </table:table-row>
        <table:table-row table:style-name="ro1" table:number-rows-repeated="104842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5">00/00/0000</text:date>, <text:time style:data-style-name="N2" text:time-value="12:27:13.2969019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2-05T08:34:01.673196687</dc:date>
    <meta:editing-duration>P15DT8H18M39S</meta:editing-duration>
    <meta:editing-cycles>421</meta:editing-cycles>
    <meta:generator>LibreOffice/6.0.0.3$Linux_X86_64 LibreOffice_project/00m0$Build-3</meta:generator>
    <meta:document-statistic meta:table-count="1" meta:cell-count="731" meta:object-count="0"/>
  </office:meta>
</office:document-meta>
</file>